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741"/>
    </style:style>
    <style:style style:name="T1" style:family="text">
      <style:text-properties officeooo:rsid="0000a741"/>
    </style:style>
    <style:style style:name="T2" style:family="text">
      <style:text-properties officeooo:rsid="00021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am Shubh Gohil. I am pursuing my under graduation in Computer Engineering. Current</text:span><text:span text:style-name="T2">l</text:span><text:span text:style-name="T1">y I am working on a creating my own http server. And what I m looking for</text:span><text:span text:style-name="T2">ward</text:span><text:span text:style-name="T1"> is to add value to the company I join and work with a great bunch of peop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22:54.678787613</meta:creation-date>
    <dc:date>2020-11-09T09:42:32.676306014</dc:date>
    <meta:editing-duration>PT9M27S</meta:editing-duration>
    <meta:editing-cycles>1</meta:editing-cycles>
    <meta:document-statistic meta:table-count="0" meta:image-count="0" meta:object-count="0" meta:page-count="1" meta:paragraph-count="1" meta:word-count="47" meta:character-count="238" meta:non-whitespace-character-count="192"/>
    <meta:generator>LibreOffice/6.4.6.2$Linux_X86_64 LibreOffice_project/40$Build-2</meta:generator>
  </office:meta>
</office:document-meta>
</file>